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E0000005E5FBDFD39DF1AB59D.png" manifest:media-type="image/png"/>
  <manifest:file-entry manifest:full-path="Pictures/10000201000000C3000001038C928AA4E07C356B.png" manifest:media-type="image/png"/>
  <manifest:file-entry manifest:full-path="Pictures/10000201000000150000001D355EE526B56FE171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alibri1" svg:font-family="Calibri, sans-serif"/>
    <style:font-face style:name="FreeSans1" svg:font-family="FreeSans" style:font-family-generic="swiss"/>
    <style:font-face style:name="Batang" svg:font-family="Batang" style:font-family-generic="system" style:font-pitch="fixed"/>
    <style:font-face style:name="Linux Libertine Display G" svg:font-family="'Linux Libertine Display G'" style:font-pitch="variable"/>
    <style:font-face style:name="TibetanChogyalUnicode-170221" svg:font-family="TibetanChogyalUnicode-170221" style:font-pitch="variable"/>
    <style:font-face style:name="Berlin Sans FB" svg:font-family="'Berlin Sans FB'" style:font-family-generic="roman" style:font-pitch="variable"/>
    <style:font-face style:name="Century1" svg:font-family="Century" style:font-family-generic="roman" style:font-pitch="variable"/>
    <style:font-face style:name="Century" svg:font-family="Century" style:font-adornments="Normal" style:font-family-generic="roman" style:font-pitch="variable"/>
    <style:font-face style:name="Garamond Dia" svg:font-family="'Garamond Dia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parajita" svg:font-family="Aparajita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ato1" svg:font-family="Lato" style:font-family-generic="swiss" style:font-pitch="variable"/>
    <style:font-face style:name="Lato" svg:font-family="Lato" style:font-adornments="Gras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FZSongTi" svg:font-family="FZSongTi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Himalaya" svg:font-family="'Microsoft Himalaya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1d680d2" officeooo:paragraph-rsid="01d680d2"/>
    </style:style>
    <style:style style:name="P2" style:family="paragraph" style:parent-style-name="Space_20_after_20_insertion">
      <style:text-properties officeooo:paragraph-rsid="023200ac"/>
    </style:style>
    <style:style style:name="P3" style:family="paragraph" style:parent-style-name="Tibetan">
      <style:text-properties officeooo:paragraph-rsid="023200ac"/>
    </style:style>
    <style:style style:name="P4" style:family="paragraph" style:parent-style-name="Tibetan" style:master-page-name="Standard">
      <style:paragraph-properties style:page-number="auto"/>
      <style:text-properties officeooo:paragraph-rsid="023200ac"/>
    </style:style>
    <style:style style:name="P5" style:family="paragraph" style:parent-style-name="Tibetan_20_Instructions">
      <style:text-properties officeooo:paragraph-rsid="023200ac"/>
    </style:style>
    <style:style style:name="P6" style:family="paragraph" style:parent-style-name="Tibetan_20_Instructions">
      <style:paragraph-properties fo:margin-left="0in" fo:margin-right="0in" fo:text-indent="0in" style:auto-text-indent="false"/>
      <style:text-properties officeooo:paragraph-rsid="023200ac"/>
    </style:style>
    <style:style style:name="P7" style:family="paragraph" style:parent-style-name="Transliteration">
      <style:text-properties officeooo:paragraph-rsid="023200ac"/>
    </style:style>
    <style:style style:name="T1" style:family="text">
      <style:text-properties officeooo:rsid="023924cd"/>
    </style:style>
    <style:style style:name="T2" style:family="text">
      <style:text-properties officeooo:rsid="02442a06"/>
    </style:style>
    <style:style style:name="T3" style:family="text">
      <style:text-properties officeooo:rsid="0236ea1d"/>
    </style:style>
    <style:style style:name="T4" style:family="text">
      <style:text-properties style:font-name="Times New Roman1" fo:font-size="28pt" officeooo:rsid="023924cd" style:font-size-asian="28pt" style:font-name-complex="TibetanChogyalUnicode-170221" style:font-size-complex="28pt"/>
    </style:style>
    <style:style style:name="T5" style:family="text">
      <style:text-properties style:font-name="Times New Roman1" fo:font-size="28pt" officeooo:rsid="0239875a" style:font-size-asian="28pt" style:font-name-complex="TibetanChogyalUnicode-170221" style:font-size-complex="28pt"/>
    </style:style>
    <style:style style:name="T6" style:family="text">
      <style:text-properties fo:font-size="28pt" style:font-size-asian="28pt" style:font-size-complex="22pt"/>
    </style:style>
    <style:style style:name="T7" style:family="text">
      <style:text-properties officeooo:rsid="023afd8b"/>
    </style:style>
    <style:style style:name="T8" style:family="text">
      <style:text-properties officeooo:rsid="023c66d0"/>
    </style:style>
    <style:style style:name="T9" style:family="text">
      <style:text-properties officeooo:rsid="0239875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ༀ་བཛྲ་རཀྵ་རཀྵ་བྷྲཱུྃ༔ </text:p>
      <text:p text:style-name="P5"/>
      <text:p text:style-name="P3">སརྦ་མཎྜལ་བྷྲཱུྃ་པྲ་བེ་ཤ་ཡ་ཕཊ྄༔ </text:p>
      <text:p text:style-name="P5"/>
      <text:p text:style-name="P3">ༀ་ཤྲཱི་ཧེ་རུ་ཀ་བཛྲ་ཀྲོ་སྡ་ཀཱི་ལ་ཡ་ས་པ་རི་ཝཱ་ར་ཛྙཱ་ན་ཨ་བཻ་ཤ་ཡ་ཨ་ཨ༔ </text:p>
      <text:p text:style-name="P3">ཧྲཱིཾ་ཧྲཱིཾ་ཧྲཱིཾ༔ </text:p>
      <text:p text:style-name="P3">ཕཻཾ་ཕཻཾ་ཕཻཾ༔</text:p>
      <text:p text:style-name="P5"/>
      <text:p text:style-name="P3">ༀ་བཛྲ་ཨརྒྷཾ་ནས། ཤགྲྭ་སརྦ་མ་ཧཱ་པཱུ་ཛ་ཨཱཿཧཱུྃ༔ </text:p>
      <text:p text:style-name="P3">ༀ་སརྦ<text:span text:style-name="T1">་</text:span>པཉྩ་ཨ་མྲི་ཏ་ཧཱུྃ་ཧྲཱི་ཋ༔ </text:p>
      <text:p text:style-name="P3">ༀ་ཨཱཿཧཱུྃ་མ་ཧཱ་བ་ལིཾ་ཏ་ཏེ་ཛྭ་བ་ལིཾ་ཏ་བྷ་ལ་བྷ་ཏེ་གུ་ཧྱ་ས་མ་ཡ་སྭཱ་ཧཱ༔ </text:p>
      <text:p text:style-name="P3">ༀ་ཨཱཿཧཱུྃ་མ་ཧཱ་རཅ་ས་མཏྲ་མཎྜ་ལ་ཧཱུྃ་ཕཊ྄༔ </text:p>
      <text:p text:style-name="P6"/>
      <text:p text:style-name="P3">ༀ་མ་ཧཱ་ཤཱུ་ནྱ་ཏཱ་ཛྙཱ་ན་བཛྲ་སྭ་བྷཱ་ཝ་ཨབ་ཀོུཧཾ༔ </text:p>
      <text:p text:style-name="P3"/>
      <text:p text:style-name="P3">རྒྱུ་ལས་ཨེ་ཡཾ་རཾ་སུཾ་བྷྲཱུྃ༔ </text:p>
      <text:p text:style-name="P3"/>
      <text:p text:style-name="P3">ཧཱུྃ་རཾ་ཕཊ྄་ཀྱི་ཚྭ་ཚྭ་འཕྲོ༔</text:p>
      <text:p text:style-name="P7"/>
      <text:p text:style-name="P3">གྲ་སྟྭ<text:span text:style-name="T2">་</text:span>ཁ་ཊྭཱཾ་དང༔ </text:p>
      <text:p text:style-name="P3">མུན་རན་ཨེ་ཝཾ་མཱ་ཡ་ལས༔ </text:p>
      <text:p text:style-name="P7"><text:soft-page-break/></text:p>
      <text:p text:style-name="P3">ༀ་མ་ཧཱ་ཀཱ་ཡ་བཛྲ་<text:span text:style-name="T3">ཨོཾཿ</text:span> ཨཱཿམ་ཧཱ་ཝཱཀ་བཛྲ་ཨཱཿ ཧཱུྃ་མ་ཧཱ་ཙིང་བཛྲ་ཧཱུྃ༔ </text:p>
      <text:p text:style-name="P7"/>
      <text:p text:style-name="P3">ༀ་མ་ཧཱ་ཤཱུ་ནྱ་ཏཱ་ཛྙཱ་ན་བཛྲ་སྭ་བྷཱ་ཝ་ཨབ་ཀོུཧཾ༔ </text:p>
      <text:p text:style-name="P3">ༀ་མ་ཧཱ་ཨཱ་དཞ་ཛྙཱ་ན་བཛྲ་སྭ་བྷཱ་ཝ་ཨབ་ཀོུཧཾ༔ </text:p>
      <text:p text:style-name="P3">ༀ་མ་ཧཱ་ས་མ་ཏ་ཛྙཱ་ན་བཛྲ་སྭ་བྷཱ་ཝ་ཨབ་ཀོུཧཾ༔ </text:p>
      <text:p text:style-name="P3">ༀ་མ་ཧཱཔྲ་ཙབེཀྵ་ཪྙ་ཛྙཱ་ན་བཛྲ་སྭ་བྷཱ་ཝ་ཨབ་ཀོུཧཾ༔ </text:p>
      <text:p text:style-name="P3">ༀ་མ་ཧཱ་ཀྲི་ཏྱཱ་ནུ<text:span text:style-name="T4">ཥྛ</text:span>་ན་ཛྙཱ་ན་བཛྲ་སྭ་བྷཱ་ཝ་ཨབ་ཀོུཧཾ༔ </text:p>
      <text:p text:style-name="P5"/>
      <text:p text:style-name="P5"/>
      <text:p text:style-name="P3">ༀ་ཤྲཱི་བཛྲ་ཀུ་མཱ་ར་ས་པ་རི་ཝཱ་ར་བཛྲ་ས་མ་ཡ་ཛཿཛཿཧཱུྃ་བྃ་ཧོཿ </text:p>
      <text:p text:style-name="P5"/>
      <text:p text:style-name="P2"/>
      <text:p text:style-name="P3">ས་མ་ཡ་ཏིསྤ་ལྷན༔</text:p>
      <text:p text:style-name="P5">ལྔ་པ་གུས་པའི་ཕྱག་གིས་འདུད༔ </text:p>
      <text:p text:style-name="P2"/>
      <text:p text:style-name="P3">ཨ་ཏི་པུ་ཧོཿ པྲ་ཏཱི་བྲ་ཧོཿ </text:p>
      <text:p text:style-name="P7"/>
      <text:p text:style-name="P3">ༀ་ཤྲཱི་ཧེ་རུ་ཀ་བཛྲ་ཀཱི་ལ་ཡ་མཎྜལ་ས་པ་རི་ཝཱ་ར་བཛྲ་ཨརྒྷཾ་</text:p>
      <text:p text:style-name="P7"/>
      <text:p text:style-name="P2"/>
      <text:p text:style-name="P3">མ་ཧཱ་རུ་ཏྲ་པུཁྱེ་སྡཱ་པེ་ཨཱ་ལོ་ཀེ་གབླེ་ནཻ་ཝི་སྔ་ཤགྲྭ་ལྕ་ཤཱ་ན་སརྦ་པཱུ་ཛ་ཧོཿ </text:p>
      <text:p text:style-name="P2"/>
      <text:p text:style-name="P3"/>
      <text:p text:style-name="P7"/>
      <text:p text:style-name="P3">ཏ་ན་ག་ཪྙ་མ་ཧཱ་སུ་ཁ་པཱུ་ཛ་ཧོ༔</text:p>
      <text:p text:style-name="P5"><text:soft-page-break/></text:p>
      <text:p text:style-name="P3">ༀ་ཨཱཿཧཱུྃ་བཛྲ་གུ་རུ་རྡོ་རྗེ་གྲོ་བོ་ལོད་ཀཱི་ལི་ཀཱི་ལ་ཡ་སརྦ་བིལྟ་ན་བྃ་ཧཱུྃ་ཕཊ྄༔ </text:p>
      <text:p text:style-name="P5"/>
      <text:p text:style-name="P3">ༀ་བཛྲ་ཀཱི་ལི་ཀཱི་ལ་ཡ་སརྦ་བིལྟ་ན་བྃ་ཧཱུྃ་ཕཊ྄༔</text:p>
      <text:p text:style-name="P5"/>
      <text:p text:style-name="P3">ༀ་བཛྲ་ཀཱི་ལི་ཀཱི་ལ་ཡ་ཛཿཧཱུྃ་བྃ་ཧོཿ ཀ་ཏཾ་ཀ་ཡེ༔ཛ་ཡེ་བི་ཛ་ཡེ༔ ཨ་ཛི་ཏེ༔ ཨ་པ་ར་ཛི་ཏེ༔ མ་ར་སེ་ན་པྲ་མད་ན་ཡེ་སརྦ་བིལྟ་ན་བྃ་ཧཱུྃ་ཕཊ྄༔ </text:p>
      <text:p text:style-name="P6"/>
      <text:p text:style-name="P3">མ་ར<text:span text:style-name="T8">ཀྨོ</text:span>་ཡ<text:span text:style-name="T8">ཀྨོ</text:span>༔</text:p>
      <text:p text:style-name="P3">ཀཱ་ལ་རུ་པ༔ </text:p>
      <text:p text:style-name="P3">སྙིང་རྩ་ལ་ཡཾ་ཡཾ༔ </text:p>
      <text:p text:style-name="P3">སྲོག་ལ་ཡཾ་ཡཾ༔ </text:p>
      <text:p text:style-name="P3">སྙིང་ལ་ཕྲིལ་ཕྲིལ༔ </text:p>
      <text:p text:style-name="P3">སྲོག་རྩ་ལ་ཆུཾ་ཆུཾ༔ </text:p>
      <text:p text:style-name="P3">ཙིང་སྲོག་ལ་ཏུང་ཏུང༔ </text:p>
      <text:p text:style-name="P3">སྙིང་ཁྲག་སྲོག་ལ་ཤད་ཤད༔ </text:p>
      <text:p text:style-name="P3">ཐུཾ་རི་ལི་ལི༔ </text:p>
      <text:p text:style-name="P3">ཙིག་ཙིག༔ </text:p>
      <text:p text:style-name="P3">འུར་འུར༔ </text:p>
      <text:p text:style-name="P3">ཤིག་ཤིག༔ </text:p>
      <text:p text:style-name="P3">འགུལ་འགུལ༔ </text:p>
      <text:p text:style-name="P3"><text:soft-page-break/>མྱག་མྱག༔</text:p>
      <text:p text:style-name="P3">སོད་སོད༔ </text:p>
      <text:p text:style-name="P3">དྷཱ་ཏི་མ་མ་ཀརྨ་ཤྲཱི་སྐཾ་ཀ་ར་ཡེ༔ </text:p>
      <text:p text:style-name="P3">མཱ་ར་སེ་ན་པྲ་མད་ན་ཡེ་ཧཱུྃ་ཕཊ྄༔</text:p>
      <text:p text:style-name="P6"/>
      <text:p text:style-name="P3">རྃ་ཡྃ་ཁྃ༔ </text:p>
      <text:p text:style-name="P3">ༀ་ཨཱཿཧཱུྃ༔ </text:p>
      <text:p text:style-name="P5"/>
      <text:p text:style-name="P3">ༀ་བཛྲ་ཀུ་མཱ་ར་མཎྜ་ལ་ཏྲི་ས་པ་རི་ཝཱ་ར་བཛྲ་ས་མ་ཡ་ཛཿཨེ་ཨ་ར་རྟི་ཕཻཾ་ཕཻཾ་ཧྲཱིཾ་ཧྲཱིཾ་ཛཿཛཿ </text:p>
      <text:p text:style-name="P6"/>
      <text:p text:style-name="P3">ག་ཪྙ་ཙཀྲ་པཱུ་ཛ་ཧོ༔ </text:p>
      <text:p text:style-name="P5"/>
      <text:p text:style-name="P3">ས་མ་ཡ་ཤུལྐེ་ཨཿ </text:p>
      <text:p text:style-name="P6"/>
      <text:p text:style-name="P3">རུ་ཏྲ་ཧ་ལ་པཉྩ་ཛྙཱ་ན་པཱུ་ཛ་ཁཱ་ཧི༔ </text:p>
      <text:p text:style-name="P6"/>
      <text:p text:style-name="P3">ཨེ་ཨ་ར་རྟི་ཧོ༔ </text:p>
      <text:p text:style-name="P3">ཕཻཾ༔ </text:p>
      <text:p text:style-name="P3"/>
      <text:p text:style-name="P3">མ་མ་ཧྲཱིཾ་ཧྲཱིཾ་ཨུབྲིསྔ་བ་ལིཾ་ཏ་ཁཱ་ཧི༔ </text:p>
      <text:p text:style-name="P7"/>
      <text:p text:style-name="P3"><text:soft-page-break/>མ་ཧཱ་བ་ལིཾ་ཏ་ཁཱ་ཧིཿ</text:p>
      <text:p text:style-name="P5"/>
      <text:p text:style-name="P3">མ་མ་ཧྲཱིཾ་ཧྲཱིཾ་བ་ལིཾ་ཏ་ཁཱ་ཧི༔ </text:p>
      <text:p text:style-name="P6"/>
      <text:p text:style-name="P3">ཕྲཾ་བྷ་ཡ་ནན༔ </text:p>
      <text:p text:style-name="P6"/>
      <text:p text:style-name="P3">ཀཱ་ཡ་ཝཱཀ྄་ཙིང་སརྦ་སིདྡྷི་ཧོཿ </text:p>
      <text:p text:style-name="P6"/>
      <text:p text:style-name="P3">ཨ་ཨ་ཨ༔ </text:p>
      <text:p text:style-name="P5"/>
      <text:p text:style-name="P3">བཛྲ་ཀཱི་ལཱི་ཀཱི་ལ་ཡ་སརྦ་བི<text:span text:style-name="T1">གྷྣཾ</text:span>་ཤ་ཏྲུན་མཱ་ར་ཡ་ཨེ་<text:span text:style-name="T4">སྥ</text:span>་ར་<text:span text:style-name="T4">ཎ</text:span>་ཕཊ྄༔ </text:p>
      <text:p text:style-name="P3">སཾ་<text:span text:style-name="T4">ཧུ</text:span>་ར་<text:span text:style-name="T4">ཎ</text:span>་ཧཱུྃ༔</text:p>
      <text:p text:style-name="P5"/>
      <text:p text:style-name="P3">སརྦ་པཉྩ་ཨ་མྲི་ཏ་ཁཱ་ཧི། </text:p>
      <text:p text:style-name="P3"/>
      <text:p text:style-name="P3">ཀཱ་ཡ་ཝཱ་ཀ་ཙིང་སིདྡྷི་ཧཱུྃ། ཞེས་བླང་ངོ་།། །།</text:p>
      <text:p text:style-name="P7"/>
      <text:p text:style-name="P5"/>
      <text:p text:style-name="P3">ༀ་ཨཱཿཧཱུྃ་གུ་རུ་བཛྲ་ཀུ་མཱ་ར་སརྦ་སིདྡྷི་ཕ་ལ་ཨཱ་ཡུ<text:span text:style-name="T9">རྫྙཱ</text:span>་ན་ཚེ་བྷྲཱུྃ་ཧཱུྃ་<text:span text:style-name="T5">ནྲི</text:span>་ཛཿ </text:p>
      <text:p text:style-name="P5"/>
      <text:p text:style-name="P3">ཀཱ་ཡ་ཝཱ་ཀ་ཙིངས་བསྐུར༔ </text:p>
      <text:p text:style-name="P5"><text:soft-page-break/></text:p>
      <text:p text:style-name="P3">རྃ་ཡྃ་ཁྃ་</text:p>
      <text:p text:style-name="P3">ༀ་ཨཱཿཧཱུྃ་</text:p>
      <text:p text:style-name="P3"/>
      <text:p text:style-name="P3">ༀ་ཨཱཿཧཱུྃ་གུ་རུ་བཛྲ་ཀུ་མཱ་ར་ས་པ་རི་ཝཱ་ར་མ་ཧཱ་ག་ཪྙ་ཙཀྲ་པཱུ་ཛ་ཁཱ་ཧི། ཨུ་བྲིསྔ་བ་ལིཕྱ་བྷཀྵ་སྭཱ་ཧཱ། །</text:p>
      <text:p text:style-name="P3"/>
      <text:p text:style-name="P3">ༀ་བཛྲ་ཀཱི་ལི་ཀཱི་ལ་ཡ་ས་པ་རི་ཝཱ་ར་བཛྲ་ས་མ་ཡ་ཛཿ</text:p>
      <text:p text:style-name="P3">ཏིསྤ་ལྷན༔ ཨ་ཏི་པཱུ་ཧོཿ པྲ་ཏཱིབྲ་ཧོཿ </text:p>
      <text:p text:style-name="P3">བཛྲ་ཨརྒྷཾ་ནས་ཤརྒྷ་པྲ་ཏཱིབྲ་ཡེ་སྭཱ་ཧཱ</text:p>
      <text:p text:style-name="P3"/>
      <text:p text:style-name="P3">ༀ་བཛྲ་ཀཱི་ལི་ཀཱི་ལ་ཡ་སྡརྨཱ་པཱ་ལ་ས་པ་རི་ཝཱ་ར་ཨི་དཾ་བ་ལིཕྱ་ཁ་ཁ་ཁཱ་ཧི་ཁཱ་ཧི༔ </text:p>
      <text:p text:style-name="P3"/>
      <text:p text:style-name="P3">སརྦ་པཉྩ་ཨ་མྲི་ཏ༴ མ་ཧཱ་རཅ༴ མ་ཧཱ་སརྦ་པཱུ་ཛ་ཁཱ་ཧི༔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alibri1" svg:font-family="Calibri, sans-serif"/>
    <style:font-face style:name="FreeSans1" svg:font-family="FreeSans" style:font-family-generic="swiss"/>
    <style:font-face style:name="Batang" svg:font-family="Batang" style:font-family-generic="system" style:font-pitch="fixed"/>
    <style:font-face style:name="Linux Libertine Display G" svg:font-family="'Linux Libertine Display G'" style:font-pitch="variable"/>
    <style:font-face style:name="TibetanChogyalUnicode-170221" svg:font-family="TibetanChogyalUnicode-170221" style:font-pitch="variable"/>
    <style:font-face style:name="Berlin Sans FB" svg:font-family="'Berlin Sans FB'" style:font-family-generic="roman" style:font-pitch="variable"/>
    <style:font-face style:name="Century1" svg:font-family="Century" style:font-family-generic="roman" style:font-pitch="variable"/>
    <style:font-face style:name="Century" svg:font-family="Century" style:font-adornments="Normal" style:font-family-generic="roman" style:font-pitch="variable"/>
    <style:font-face style:name="Garamond Dia" svg:font-family="'Garamond Dia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parajita" svg:font-family="Aparajita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ato1" svg:font-family="Lato" style:font-family-generic="swiss" style:font-pitch="variable"/>
    <style:font-face style:name="Lato" svg:font-family="Lato" style:font-adornments="Gras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FZSongTi" svg:font-family="FZSongTi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Himalaya" svg:font-family="'Microsoft Himalaya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Aqua" xlink:href="Pictures/100000000000005E0000005E5FBDFD39DF1AB59D.png" xlink:type="simple" xlink:show="embed" xlink:actuate="onLoad"/>
    <draw:fill-image draw:name="AudioIcon" xlink:href="Pictures/10000201000000C3000001038C928AA4E07C356B.png" xlink:type="simple" xlink:show="embed" xlink:actuate="onLoad"/>
    <draw:fill-image draw:name="Bitmap_20_23" draw:display-name="Bitmap 23" xlink:href="Pictures/10000201000000C3000001038C928AA4E07C356B.png" xlink:type="simple" xlink:show="embed" xlink:actuate="onLoad"/>
    <draw:fill-image draw:name="audio_25_20icon" draw:display-name="audio%20icon" xlink:href="Pictures/10000201000000150000001D355EE526B56FE171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1" fo:font-family="'Times New Roman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0827in" fo:margin-bottom="0.0827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text-align="justify" style:justify-single-word="false"/>
      <style:text-properties style:font-name="Times New Roman1" fo:font-family="'Times New Roman'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0827in" fo:margin-bottom="0.0827in" style:contextual-spacing="false" fo:keep-together="always" fo:keep-with-next="always"/>
      <style:text-properties style:font-name="Lato1" fo:font-family="Lato" style:font-family-generic="swiss" style:font-pitch="variable" fo:font-size="18pt" fo:font-style="normal" fo:font-weight="normal" style:font-name-asian="Noto Sans CJK SC Regular" style:font-family-asian="'Noto Sans CJK SC Regular'" style:font-family-generic-asian="system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3pt" style:font-style-complex="normal" style:font-weight-complex="normal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Lato" fo:font-family="Lato" style:font-style-name="Gras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0783in" fo:margin-bottom="0in" style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fo:font-size="14pt"/>
    </style:style>
    <style:style style:name="Contents_20_2" style:display-name="Contents 2" style:family="paragraph" style:parent-style-name="Contents_20_1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style:font-name="Times New Roman" fo:font-family="'Times New Roman'" style:font-style-name="Normal" style:font-family-generic="roman" style:font-pitch="variable"/>
    </style:style>
    <style:style style:name="Contents_20_3" style:display-name="Contents 3" style:family="paragraph" style:parent-style-name="Contents_20_2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Contents_20_3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Contents_20_4" style:class="index">
      <loext:graphic-properties draw:fill="none" draw:fill-color="#729fcf"/>
      <style:paragraph-properties fo:margin-left="0.7874in" fo:margin-right="0in" fo:text-indent="0in" style:auto-text-indent="false" fo:background-color="transparent" text:number-lines="false" text:line-number="0">
        <style:tab-stops>
          <style:tab-stop style:position="6.9252in" style:type="right" style:leader-style="dotted" style:leader-text="."/>
        </style:tab-stops>
      </style:paragraph-properties>
    </style:style>
    <style:style style:name="Heading_20_1" style:display-name="Heading 1" style:family="paragraph" loext:hidden="true" style:hidden="true" style:parent-style-name="Heading" style:next-style-name="Text_20_body" style:default-outline-level="1" style:list-style-name="Outline" style:class="text">
      <style:paragraph-properties fo:margin-left="0in" fo:margin-right="0in" fo:text-indent="0in" style:auto-text-indent="false"/>
      <style:text-properties fo:font-variant="small-caps" style:font-name="Lato1" fo:font-family="Lato" style:font-family-generic="swiss" style:font-pitch="variable" fo:font-size="22pt" style:font-size-asian="18pt" style:font-size-complex="18pt" style:font-weight-complex="bold"/>
    </style:style>
    <style:style style:name="Heading_20_5" style:display-name="Heading 5" style:family="paragraph" style:parent-style-name="Heading_20_4" style:next-style-name="Text_20_body" style:default-outline-level="5" style:list-style-name="Outline" style:class="text">
      <style:paragraph-properties fo:margin-left="0in" fo:margin-right="0in" fo:margin-top="0.0827in" fo:margin-bottom="0.0827in" style:contextual-spacing="false" fo:text-indent="0in" style:auto-text-indent="false"/>
      <style:text-properties fo:font-size="85%" fo:font-style="normal" fo:font-weight="bold" style:font-size-asian="85%" style:font-style-asian="normal" style:font-weight-asian="bold" style:font-size-complex="85%" style:font-style-complex="normal" style:font-weight-complex="bold"/>
    </style:style>
    <style:style style:name="Heading_20_3" style:display-name="Heading 3" style:family="paragraph" style:parent-style-name="Heading_20_2" style:next-style-name="Text_20_body" style:default-outline-level="3" style:list-style-name="Outline" style:class="text">
      <style:paragraph-properties fo:margin-left="0in" fo:margin-right="0in" fo:margin-top="0.0827in" fo:margin-bottom="0.0827in" style:contextual-spacing="false" fo:text-indent="0in" style:auto-text-indent="false" fo:keep-with-next="always"/>
      <style:text-properties fo:font-variant="normal" fo:text-transform="none" style:font-name="Lato1" fo:font-family="Lato" style:font-family-generic="swiss" style:font-pitch="variable" fo:font-size="16pt" fo:font-style="normal" fo:font-weight="normal" officeooo:rsid="01412b7d" style:font-name-asian="Noto Sans CJK SC Regular" style:font-family-asian="'Noto Sans CJK SC Regular'" style:font-family-generic-asian="system" style:font-pitch-asian="variable" style:font-size-asian="101%" style:font-style-asian="italic" style:font-weight-asian="normal" style:font-name-complex="FreeSans" style:font-family-complex="FreeSans" style:font-family-generic-complex="system" style:font-pitch-complex="variable" style:font-size-complex="101%" style:font-style-complex="italic" style:font-weight-complex="normal"/>
    </style:style>
    <style:style style:name="Heading_20_4" style:display-name="Heading 4" style:family="paragraph" style:parent-style-name="Heading_20_3" style:next-style-name="Text_20_body" style:default-outline-level="4" style:list-style-name="" style:class="text">
      <style:paragraph-properties fo:margin-top="0.0827in" fo:margin-bottom="0.0827in" style:contextual-spacing="false" fo:keep-together="always" fo:keep-with-next="always"/>
      <style:text-properties style:font-name="Lato1" fo:font-family="Lato" style:font-family-generic="swiss" style:font-pitch="variable" fo:font-size="85%" fo:font-style="normal" fo:font-weight="normal" style:font-name-asian="Noto Sans CJK SC Regular" style:font-family-asian="'Noto Sans CJK SC Regular'" style:font-family-generic-asian="system" style:font-pitch-asian="variable" style:font-size-asian="14pt" style:font-style-asian="normal" style:font-weight-asian="normal" style:font-name-complex="FreeSans" style:font-family-complex="FreeSans" style:font-family-generic-complex="system" style:font-pitch-complex="variable" style:font-size-complex="13pt" style:font-style-complex="normal" style:font-weight-complex="600"/>
    </style:style>
    <style:style style:name="Subtitle_20_noToC" style:display-name="Subtitle noToC" style:family="paragraph" style:auto-update="true" style:default-outline-level="" style:list-style-name="">
      <style:paragraph-properties fo:margin-left="0in" fo:margin-right="0in" fo:margin-top="0in" fo:margin-bottom="0.0783in" style:contextual-spacing="false" fo:text-align="center" style:justify-single-word="false" fo:text-indent="0in" style:auto-text-indent="false"/>
      <style:text-properties fo:font-variant="small-caps" style:font-name="Linux Libertine Display G" fo:font-family="'Linux Libertine Display G'" style:font-pitch="variable" fo:font-size="20pt" style:font-size-asian="20pt" style:font-size-complex="20pt"/>
    </style:style>
    <style:style style:name="Title_20_not_20_ToC" style:display-name="Title not ToC" style:family="paragraph" style:default-outline-level="" style:list-style-name="">
      <style:paragraph-properties fo:margin-top="0in" fo:margin-bottom="0.0783in" style:contextual-spacing="false" fo:text-align="center" style:justify-single-word="false"/>
      <style:text-properties style:font-name="Liberation Sans" fo:font-family="'Liberation Sans'" style:font-style-name="Bold" style:font-family-generic="swiss" style:font-pitch="variable" fo:font-size="20pt" fo:font-weight="bold" officeooo:rsid="002d25a2" style:font-size-asian="20pt" style:font-size-complex="20pt"/>
    </style:style>
    <style:style style:name="Subtitle_20_noToC_20_smaller" style:display-name="Subtitle noToC smaller" style:family="paragraph" style:parent-style-name="Subtitle_20_noToC" style:auto-update="true">
      <style:text-properties fo:font-size="16pt" style:font-size-asian="10.5pt" style:font-size-complex="20pt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27in" style:contextual-spacing="true" fo:text-indent="0in" style:auto-text-indent="false"/>
    </style:style>
    <style:style style:name="Quotations" style:family="paragraph" style:parent-style-name="Standard" style:class="html" style:master-page-name="">
      <loext:graphic-properties draw:fill="none" draw:fill-color="#729fcf"/>
      <style:paragraph-properties fo:margin-left="0.3937in" fo:margin-right="0in" fo:margin-top="0in" fo:margin-bottom="0.0984in" style:contextual-spacing="false" fo:line-height="100%" fo:text-indent="0in" style:auto-text-indent="false" style:page-number="auto" fo:background-color="transparent"/>
      <style:text-properties style:font-name="Times New Roman" fo:font-family="'Times New Roman'" style:font-style-name="Normal" style:font-family-generic="roman" style:font-pitch="variable" officeooo:rsid="00c0ba99" style:font-size-asian="10.5pt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Times New Roman1" fo:font-family="'Times New Roman'" style:font-family-generic="roman" style:font-pitch="variable" fo:font-size="12pt" style:font-size-asian="12pt"/>
    </style:style>
    <style:style style:name="Namdröl_20_Shingta" style:display-name="Namdröl Shingta" style:family="paragraph" style:parent-style-name="Text_20_body">
      <style:paragraph-properties fo:padding="0.1965in" fo:border-left="3pt solid #000000" fo:border-right="none" fo:border-top="none" fo:border-bottom="none" style:shadow="none"/>
      <style:text-properties fo:color="#333333" loext:opacity="100%"/>
    </style:style>
    <style:style style:name="Citation_20_Namdröl_20_Shingta" style:display-name="Citation Namdröl Shingta" style:family="paragraph" style:parent-style-name="Namdröl_20_Shingta">
      <style:paragraph-properties fo:padding="0.3937in" fo:border-left="3pt solid #000000" fo:border-right="none" fo:border-top="none" fo:border-bottom="none" style:shadow="none" style:join-border="true"/>
      <style:text-properties fo:color="#333333" loext:opacity="100%" style:font-size-asian="10.5pt"/>
    </style:style>
    <style:style style:name="Heading_20_6" style:display-name="Heading 6" style:family="paragraph" style:parent-style-name="Heading_20_5" style:next-style-name="Text_20_body" style:default-outline-level="6" style:list-style-name="Outline" style:class="text" style:master-page-name="">
      <style:paragraph-properties style:page-number="auto"/>
      <style:text-properties fo:font-size="11.5500001907349pt" fo:font-weight="normal" style:font-weight-complex="bold"/>
    </style:style>
    <style:style style:name="Heading_20_7" style:display-name="Heading 7" style:family="paragraph" style:parent-style-name="Heading_20_6" style:next-style-name="Text_20_body" style:auto-update="true" style:default-outline-level="7" style:list-style-name="Outline" style:class="text" style:master-page-name="">
      <style:paragraph-properties style:page-number="auto"/>
      <style:text-properties fo:font-size="85%" fo:font-weight="bold" style:font-weight-complex="bold"/>
    </style:style>
    <style:style style:name="Contents_20_6" style:display-name="Contents 6" style:family="paragraph" style:parent-style-name="Index" style:class="index">
      <loext:graphic-properties draw:fill="none" draw:fill-color="#729fcf"/>
      <style:paragraph-properties fo:margin-left="0.9839in" fo:margin-right="0in" fo:text-indent="0in" style:auto-text-indent="false" fo:background-color="transparent" text:number-lines="false" text:line-number="0">
        <style:tab-stops>
          <style:tab-stop style:position="6.9252in" style:type="right" style:leader-style="dotted" style:leader-text="."/>
        </style:tab-stops>
      </style:paragraph-properties>
    </style:style>
    <style:style style:name="Heading_20_9" style:display-name="Heading 9" style:family="paragraph" style:parent-style-name="Heading_20_8" style:next-style-name="Text_20_body" style:auto-update="true" style:default-outline-level="9" style:list-style-name="Outline" style:class="text">
      <style:text-properties fo:font-weight="normal" fo:background-color="transparent" style:font-weight-complex="bold"/>
    </style:style>
    <style:style style:name="Heading_20_8" style:display-name="Heading 8" style:family="paragraph" style:parent-style-name="Heading_20_7" style:next-style-name="Text_20_body" style:auto-update="true" style:default-outline-level="8" style:list-style-name="Outline" style:class="text">
      <style:text-properties fo:font-style="italic"/>
    </style:style>
    <style:style style:name="Heading_20_10" style:display-name="Heading 10" style:family="paragraph" style:parent-style-name="Heading_20_9" style:next-style-name="Text_20_body" style:auto-update="true" style:default-outline-level="10" style:list-style-name="Outline" style:class="text"/>
    <style:style style:name="Contents_20_8" style:display-name="Contents 8" style:family="paragraph" style:parent-style-name="Index" style:class="index">
      <loext:graphic-properties draw:fill="none" draw:fill-color="#729fcf"/>
      <style:paragraph-properties fo:margin-left="1.378in" fo:margin-right="0in" fo:text-indent="0in" style:auto-text-indent="false" fo:background-color="transparent" text:number-lines="false" text:line-number="0">
        <style:tab-stops>
          <style:tab-stop style:position="6.925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52in" fo:margin-right="0in" fo:text-indent="0in" style:auto-text-indent="false"/>
    </style:style>
    <style:style style:name="Contents_20_10" style:display-name="Contents 10" style:family="paragraph" style:parent-style-name="Index" style:class="index">
      <style:paragraph-properties fo:margin-left="1.7717in" fo:margin-right="0in" fo:text-indent="0in" style:auto-text-indent="false"/>
    </style:style>
    <style:style style:name="Contents_20_7" style:display-name="Contents 7" style:family="paragraph" style:parent-style-name="Index" style:class="index">
      <loext:graphic-properties draw:fill="none" draw:fill-color="#729fcf"/>
      <style:paragraph-properties fo:margin-left="1.1811in" fo:margin-right="0in" fo:text-indent="0in" style:auto-text-indent="false" fo:background-color="transparent" text:number-lines="false" text:line-number="0">
        <style:tab-stops>
          <style:tab-stop style:position="6.9252in" style:type="right" style:leader-style="dotted" style:leader-text="."/>
        </style:tab-stops>
      </style:paragraph-properties>
    </style:style>
    <style:style style:name="Sitation" style:family="paragraph" style:parent-style-name="Namdröl_20_Shingta">
      <style:paragraph-properties fo:margin-left="0in" fo:margin-right="0in" fo:margin-top="0.0783in" fo:margin-bottom="0.0984in" style:contextual-spacing="true" fo:line-height="115%" fo:text-align="justify" style:justify-single-word="false" fo:orphans="0" fo:widows="0" fo:hyphenation-ladder-count="no-limit" fo:text-indent="0in" style:auto-text-indent="false" fo:padding-left="0.5902in" fo:padding-right="0.0193in" fo:padding-top="0.0193in" fo:padding-bottom="0.0193in" fo:border-left="3pt solid #000000" fo:border-right="none" fo:border-top="none" fo:border-bottom="none" style:shadow="none">
        <style:tab-stops>
          <style:tab-stop style:position="6.3984in" style:type="right"/>
        </style:tab-stops>
      </style:paragraph-properties>
      <style:text-properties style:font-name="Century1" fo:font-family="Century" style:font-family-generic="roman" style:font-pitch="variable" fo:font-size="12pt" style:font-size-asian="12pt" style:font-size-complex="12pt" fo:hyphenate="false" fo:hyphenation-remain-char-count="2" fo:hyphenation-push-char-count="2" loext:hyphenation-no-caps="false"/>
    </style:style>
    <style:style style:name="Sitation_20_Décalée" style:display-name="Sitation Décalée" style:family="paragraph" style:parent-style-name="Sitation" style:master-page-name="">
      <style:paragraph-properties fo:margin-left="0in" fo:margin-right="0in" fo:margin-top="0.0783in" fo:margin-bottom="0.0984in" style:contextual-spacing="true" fo:line-height="115%" fo:text-align="justify" style:justify-single-word="false" fo:keep-together="always" fo:orphans="0" fo:widows="0" fo:hyphenation-ladder-count="no-limit" fo:text-indent="0in" style:auto-text-indent="false" style:page-number="auto" fo:padding-left="0.5902in" fo:padding-right="0.0193in" fo:padding-top="0.0193in" fo:padding-bottom="0.0193in" fo:border-left="3pt solid #000000" fo:border-right="none" fo:border-top="none" fo:border-bottom="none" fo:keep-with-next="auto">
        <style:tab-stops/>
      </style:paragraph-properties>
      <style:text-properties style:font-name="Century1" fo:font-family="Century" style:font-family-generic="roman" style:font-pitch="variable" fo:font-size="12pt" style:font-size-asian="12pt" style:font-size-complex="12pt" fo:hyphenate="false" fo:hyphenation-remain-char-count="2" fo:hyphenation-push-char-count="2" loext:hyphenation-no-caps="false"/>
    </style:style>
    <style:style style:name="_31_.1.1_20_Sous_20_Titre" style:display-name="1.1.1 Sous Titre" style:family="paragraph" style:next-style-name="Début_20_Paragraphe" style:default-outline-level="6" style:list-style-name="MOBI">
      <style:paragraph-properties fo:margin-left="0.5909in" fo:margin-right="0in" fo:margin-top="0in" fo:margin-bottom="0in" style:contextual-spacing="false" fo:line-height="115%" fo:keep-together="always" fo:hyphenation-ladder-count="no-limit" fo:text-indent="-0.5909in" style:auto-text-indent="false" fo:keep-with-next="always">
        <style:tab-stops/>
      </style:paragraph-properties>
      <style:text-properties style:font-name="Century1" fo:font-family="Century" style:font-family-generic="roman" style:font-pitch="variable" fo:font-size="14pt" fo:font-weight="bold" style:font-name-asian="Times New Roman1" style:font-family-asian="'Times New Roman'" style:font-family-generic-asian="roman" style:font-pitch-asian="variable" style:font-size-asian="14pt" style:font-weight-asian="bold" style:font-name-complex="Microsoft Himalaya" style:font-family-complex="'Microsoft Himalaya'" style:font-family-generic-complex="system" style:font-pitch-complex="variable" style:font-size-complex="14pt" style:font-weight-complex="bold" fo:hyphenate="false" fo:hyphenation-remain-char-count="2" fo:hyphenation-push-char-count="2" loext:hyphenation-no-caps="false"/>
    </style:style>
    <style:style style:name="Début_20_Paragraphe" style:display-name="Début Paragraphe" style:family="paragraph" style:parent-style-name="Namdröl_20_Shingta" style:next-style-name="Milieu_20_Paragraphe">
      <style:paragraph-properties fo:margin-top="0in" fo:margin-bottom="0in" style:contextual-spacing="false" fo:line-height="115%" fo:text-align="justify" style:justify-single-word="false" fo:orphans="0" fo:widows="0" fo:hyphenation-ladder-count="no-limit">
        <style:tab-stops>
          <style:tab-stop style:position="0.3937in"/>
        </style:tab-stops>
      </style:paragraph-properties>
      <style:text-properties style:font-name="Century1" fo:font-family="Century" style:font-family-generic="roman" style:font-pitch="variable" fo:font-size="12pt" style:font-size-asian="12pt" style:font-size-complex="12pt" fo:hyphenate="false" fo:hyphenation-remain-char-count="2" fo:hyphenation-push-char-count="2" loext:hyphenation-no-caps="false"/>
    </style:style>
    <style:style style:name="Milieu_20_Paragraphe" style:display-name="Milieu Paragraphe" style:family="paragraph" style:parent-style-name="Namdröl_20_Shingta">
      <style:paragraph-properties fo:margin-left="0in" fo:margin-right="0in" fo:margin-top="0.0783in" fo:margin-bottom="0.0984in" style:contextual-spacing="true" fo:line-height="115%" fo:text-align="justify" style:justify-single-word="false" fo:orphans="0" fo:widows="0" fo:hyphenation-ladder-count="no-limit" fo:text-indent="0in" style:auto-text-indent="false" style:shadow="none">
        <style:tab-stops>
          <style:tab-stop style:position="7.1862in" style:type="right"/>
        </style:tab-stops>
      </style:paragraph-properties>
      <style:text-properties style:font-name="Century1" fo:font-family="Century" style:font-family-generic="roman" style:font-pitch="variable" fo:font-size="12pt" style:font-size-asian="12pt" style:font-size-complex="12pt" fo:hyphenate="false" fo:hyphenation-remain-char-count="2" fo:hyphenation-push-char-count="2" loext:hyphenation-no-caps="false"/>
    </style:style>
    <style:style style:name="BASE_20_MOBI" style:display-name="BASE MOBI" style:family="paragraph">
      <style:paragraph-properties fo:margin-top="0in" fo:margin-bottom="0in" style:contextual-spacing="false" fo:line-height="100%" fo:text-align="justify" style:justify-single-word="false" fo:orphans="0" fo:widows="0" fo:hyphenation-ladder-count="no-limit" style:shadow="none"/>
      <style:text-properties style:font-name="Century" fo:font-family="Century" style:font-style-name="Normal" style:font-family-generic="roman" style:font-pitch="variable" fo:font-size="6pt" style:font-name-asian="Times New Roman1" style:font-family-asian="'Times New Roman'" style:font-family-generic-asian="roman" style:font-pitch-asian="variable" style:font-size-asian="12pt" style:font-name-complex="Microsoft Himalaya" style:font-family-complex="'Microsoft Himalaya'" style:font-family-generic-complex="system" style:font-pitch-complex="variable" fo:hyphenate="false" fo:hyphenation-remain-char-count="2" fo:hyphenation-push-char-count="2" loext:hyphenation-no-caps="false"/>
    </style:style>
    <style:style style:name="Footnote" style:family="paragraph" style:parent-style-name="Standard" style:class="extra"/>
    <style:style style:name="Note_20_de_20_Bas_20_de_20_Page" style:display-name="Note de Bas de Page" style:family="paragraph">
      <style:paragraph-properties fo:margin-left="0.2953in" fo:margin-right="0in" fo:margin-top="0in" fo:margin-bottom="0.0555in" style:contextual-spacing="false" fo:line-height="100%" fo:text-align="justify" style:justify-single-word="false" fo:orphans="0" fo:widows="0" fo:hyphenation-ladder-count="no-limit" fo:text-indent="-0.2953in" style:auto-text-indent="false">
        <style:tab-stops/>
      </style:paragraph-properties>
      <style:text-properties style:font-name="Century1" fo:font-family="Century" style:font-family-generic="roman" style:font-pitch="variable" fo:font-size="10pt" style:font-size-asian="10pt" style:font-size-complex="10pt" fo:hyphenate="false" fo:hyphenation-remain-char-count="2" fo:hyphenation-push-char-count="2" loext:hyphenation-no-caps="false"/>
    </style:style>
    <style:style style:name="_31_.1._20_SOUS_20_TITRE" style:display-name="1.1. SOUS TITRE" style:family="paragraph" style:next-style-name="Début_20_Paragraphe" style:default-outline-level="5" style:list-style-name="MOBI">
      <style:paragraph-properties fo:margin-top="0.0783in" fo:margin-bottom="0.0984in" style:contextual-spacing="false" fo:line-height="115%" fo:keep-together="always" fo:hyphenation-ladder-count="no-limit" style:shadow="none" fo:keep-with-next="always"/>
      <style:text-properties fo:text-transform="uppercase" style:font-name="Century1" fo:font-family="Century" style:font-family-generic="roman" style:font-pitch="variable" fo:font-size="14pt" style:font-name-asian="Times New Roman1" style:font-family-asian="'Times New Roman'" style:font-family-generic-asian="roman" style:font-pitch-asian="variable" style:font-size-asian="14pt" style:font-name-complex="Microsoft Himalaya" style:font-family-complex="'Microsoft Himalaya'" style:font-family-generic-complex="system" style:font-pitch-complex="variable" style:font-size-complex="14pt" style:font-weight-complex="bold" fo:hyphenate="false" fo:hyphenation-remain-char-count="2" fo:hyphenation-push-char-count="2" loext:hyphenation-no-caps="false"/>
    </style:style>
    <style:style style:name="Sitation_20_-" style:display-name="Sitation -" style:family="paragraph" style:parent-style-name="Namdröl_20_Shingta" style:master-page-name="">
      <loext:graphic-properties draw:fill="none" draw:fill-color="#729fcf"/>
      <style:paragraph-properties fo:margin-left="1.378in" fo:margin-right="0in" fo:margin-top="0in" fo:margin-bottom="0in" style:contextual-spacing="false" fo:line-height="115%" fo:text-align="justify" style:justify-single-word="false" fo:hyphenation-ladder-count="no-limit" fo:text-indent="-1.378in" style:auto-text-indent="false" style:page-number="auto" fo:background-color="transparent" fo:padding-left="0.5902in" fo:padding-right="0.1965in" fo:padding-top="0.1965in" fo:padding-bottom="0.1965in" fo:border-left="3pt solid #000000" fo:border-right="none" fo:border-top="none" fo:border-bottom="none" style:shadow="none">
        <style:tab-stops/>
      </style:paragraph-properties>
      <style:text-properties style:font-name="Century1" fo:font-family="Century" style:font-family-generic="roman" style:font-pitch="variable" fo:font-size="12pt" style:font-name-asian="Times New Roman1" style:font-family-asian="'Times New Roman'" style:font-family-generic-asian="roman" style:font-pitch-asian="variable" style:font-size-asian="12pt" style:font-name-complex="Microsoft Himalaya" style:font-family-complex="'Microsoft Himalaya'" style:font-family-generic-complex="system" style:font-pitch-complex="variable" fo:hyphenate="false" fo:hyphenation-remain-char-count="2" fo:hyphenation-push-char-count="2" loext:hyphenation-no-caps="false"/>
    </style:style>
    <style:style style:name="_31_.1.1.1._20_sous_20_titre" style:display-name="1.1.1.1. sous titre" style:family="paragraph" style:next-style-name="BASE_20_MOBI" style:default-outline-level="7" style:list-style-name="MOBI">
      <style:paragraph-properties fo:margin-left="0.8862in" fo:margin-right="0.0591in" fo:margin-top="0in" fo:margin-bottom="0in" style:contextual-spacing="false" fo:keep-together="always" fo:hyphenation-ladder-count="no-limit" fo:text-indent="-0.8862in" style:auto-text-indent="false" fo:keep-with-next="always">
        <style:tab-stops/>
      </style:paragraph-properties>
      <style:text-properties style:font-name="Century1" fo:font-family="Century" style:font-family-generic="roman" style:font-pitch="variable" fo:font-size="14pt" fo:font-style="italic" style:font-name-asian="Batang" style:font-family-asian="Batang" style:font-family-generic-asian="system" style:font-pitch-asian="fixed" style:font-size-asian="14pt" style:font-style-asian="italic" style:font-name-complex="Aparajita" style:font-family-complex="Aparajita" style:font-family-generic-complex="swiss" style:font-pitch-complex="variable" style:font-size-complex="14pt" style:font-style-complex="italic" fo:hyphenate="false" fo:hyphenation-remain-char-count="2" fo:hyphenation-push-char-count="2" loext:hyphenation-no-caps="false"/>
    </style:style>
    <style:style style:name="Track_20_Number" style:display-name="Track Number" style:family="paragraph" style:parent-style-name="Standard" style:list-style-name="Numbering_20_123" style:master-page-name="">
      <loext:graphic-properties draw:fill="bitmap" draw:fill-image-name="AudioIcon" draw:fill-image-width="0.1909in" draw:fill-image-height="0.2535in" style:repeat="no-repeat" draw:fill-image-ref-point-x="0%" draw:fill-image-ref-point-y="0%" draw:fill-image-ref-point="left" draw:tile-repeat-offset="0% vertical"/>
      <style:paragraph-properties fo:margin-top="0.1181in" fo:margin-bottom="0.1181in" style:contextual-spacing="false" fo:line-height="100%" style:page-number="auto" fo:padding-left="0.2756in" fo:padding-right="0in" fo:padding-top="0in" fo:padding-bottom="0in" fo:border-left="0.51pt solid #ffffff" fo:border-right="none" fo:border-top="none" fo:border-bottom="none" style:shadow="none" fo:keep-with-next="always" style:join-border="true">
        <style:tab-stops/>
        <style:drop-cap/>
        <style:background-image xlink:href="Pictures/10000201000000C3000001038C928AA4E07C356B.png" xlink:type="simple" xlink:actuate="onLoad" style:position="center left" style:repeat="no-repeat"/>
      </style:paragraph-properties>
      <style:text-properties fo:font-variant="normal" fo:text-transform="none" fo:color="#071a70" loext:opacity="100%" style:text-outline="false" style:font-name="Lato1" fo:font-family="Lato" style:font-family-generic="swiss" style:font-pitch="variable" fo:font-size="12pt" fo:font-style="normal" fo:text-shadow="none" style:text-underline-style="none" fo:font-weight="bold" officeooo:rsid="011af792" style:text-underline-mode="continuous" style:text-overline-mode="continuous" style:text-line-through-mode="continuous" fo:background-color="transparent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jouts" style:family="paragraph" style:parent-style-name="Text_20_body">
      <style:paragraph-properties fo:margin-top="0.0547in" fo:margin-bottom="0in" style:contextual-spacing="true" fo:padding="0.0783in" fo:border-left="4pt solid #666666" fo:border-right="none" fo:border-top="none" fo:border-bottom="none" style:shadow="none"/>
      <style:text-properties fo:background-color="transparent" style:font-size-asian="10.5pt"/>
    </style:style>
    <style:style style:name="Frame_20_contents" style:display-name="Frame contents" style:family="paragraph" style:parent-style-name="Standard" style:class="extra"/>
    <style:style style:name="Transcribed_20_by" style:display-name="Transcribed by" style:family="paragraph" style:parent-style-name="Subtitle_20_noToC_20_smaller">
      <style:text-properties fo:language="en" fo:country="US" officeooo:rsid="0156c431"/>
    </style:style>
    <style:style style:name="Tibetan" style:family="paragraph" style:parent-style-name="Text_20_body" style:next-style-name="Transliteration">
      <style:paragraph-properties fo:margin-left="0.2953in" fo:margin-right="0in" fo:margin-top="0in" fo:margin-bottom="0.0398in" style:contextual-spacing="false" fo:line-height="100%" fo:text-indent="0in" style:auto-text-indent="false"/>
      <style:text-properties fo:font-size="28pt" style:font-size-asian="28pt" style:font-name-complex="TibetanChogyalUnicode-170221" style:font-family-complex="TibetanChogyalUnicode-170221" style:font-pitch-complex="variable" style:font-size-complex="2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5417in" style:type="center"/>
          <style:tab-stop style:position="7.0835in" style:type="right"/>
        </style:tab-stops>
      </style:paragraph-properties>
    </style:style>
    <style:style style:name="Translation" style:family="paragraph" style:parent-style-name="Text_20_body" style:next-style-name="Transliteration">
      <style:paragraph-properties fo:margin-left="0.4925in" fo:margin-right="0in" fo:margin-top="0in" fo:margin-bottom="0in" style:contextual-spacing="false" fo:line-height="100%" fo:orphans="5" fo:widows="5" fo:text-indent="0in" style:auto-text-indent="false"/>
    </style:style>
    <style:style style:name="Transliteration" style:family="paragraph" style:parent-style-name="Text_20_body" style:next-style-name="Translation">
      <style:paragraph-properties fo:margin-left="0.2953in" fo:margin-right="0in" fo:margin-top="0in" fo:margin-bottom="0in" style:contextual-spacing="false" fo:line-height="100%" fo:text-indent="0in" style:auto-text-indent="false"/>
      <style:text-properties style:font-name="Calibri" fo:font-family="Calibri" style:font-family-generic="swiss" style:font-pitch="variable" fo:language="zxx" fo:country="none" style:language-asian="zxx" style:country-asian="none" style:language-complex="zxx" style:country-complex="none"/>
    </style:style>
    <style:style style:name="Citation" style:family="paragraph" style:parent-style-name="Standard">
      <style:paragraph-properties fo:margin-left="0in" fo:margin-right="0in" fo:margin-top="0.0398in" fo:margin-bottom="0in" style:contextual-spacing="true" fo:text-indent="0in" style:auto-text-indent="false" fo:padding-left="0.1965in" fo:padding-right="0in" fo:padding-top="0.0398in" fo:padding-bottom="0.0398in" fo:border-left="4.99pt solid #999999" fo:border-right="none" fo:border-top="none" fo:border-bottom="none"/>
      <style:text-properties style:font-name="Garamond Dia" fo:font-family="'Garamond Dia'" style:font-style-name="Normal" style:font-family-generic="roman" style:font-pitch="variable" officeooo:rsid="018b3103" fo:background-color="transparent"/>
    </style:style>
    <style:style style:name="P._20_TIB" style:display-name="P. TIB" style:family="paragraph" style:default-outline-level="">
      <style:paragraph-properties fo:text-align="justify" style:justify-single-word="false" fo:orphans="2" fo:widows="2" style:writing-mode="lr-tb"/>
      <style:text-properties fo:font-size="11pt" style:font-size-asian="11pt"/>
    </style:style>
    <style:style style:name="Space_20_after_20_insertion" style:display-name="Space after insertion" style:family="paragraph" style:parent-style-name="Standard" style:next-style-name="Text_20_body">
      <style:paragraph-properties fo:text-align="start" style:justify-single-word="false"/>
      <style:text-properties fo:font-size="10pt" style:font-size-asian="8.75pt" style:font-size-complex="10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structions" style:family="paragraph" style:parent-style-name="Transliteration">
      <style:text-properties style:font-name="Times New Roman1" fo:font-family="'Times New Roman'" style:font-family-generic="roman" style:font-pitch="variable" fo:font-size="12pt" fo:language="fr" fo:country="FR" fo:font-style="italic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Corps_20_de_20_texte.transliteration" style:display-name="Corps de texte.transliteration" style:family="paragraph" style:parent-style-name="Text_20_body">
      <style:paragraph-properties fo:margin-left="0.2953in" fo:margin-right="0in" fo:margin-top="0in" fo:margin-bottom="0in" style:contextual-spacing="false" fo:line-height="100%" fo:text-indent="0in" style:auto-text-indent="false"/>
      <style:text-properties style:font-name="Calibri1" fo:font-family="Calibri, sans-serif"/>
    </style:style>
    <style:style style:name="Transliteration_20_1" style:display-name="Transliteration 1" style:family="paragraph" style:default-outline-level="">
      <loext:graphic-properties draw:fill="none" draw:fill-color="#ffffff"/>
      <style:paragraph-properties fo:margin-left="0.2953in" fo:margin-right="0in" fo:margin-top="0in" fo:margin-bottom="0in" style:contextual-spacing="false" fo:line-height="100%" fo:text-align="justify" style:justify-single-word="false" fo:keep-together="auto" fo:orphans="2" fo:widows="2" fo:hyphenation-ladder-count="no-limit" fo:text-indent="0in" style:auto-text-indent="false" fo:break-before="auto" fo:break-after="auto" fo:background-color="transparent" fo:padding="0in" fo:border="none" fo:keep-with-next="auto" text:number-lines="true" text:line-number="0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letter-spacing="normal" fo:font-style="italic" style:text-underline-style="none" fo:font-weight="normal" style:letter-kerning="true" style:font-name-asian="Arial Unicode MS" style:font-family-asian="'Arial Unicode MS'" style:font-family-generic-asian="system" style:font-pitch-asian="variable" style:font-size-asian="12pt" style:font-style-asian="italic" style:font-weight-asian="normal" style:font-name-complex="Arial Unicode MS" style:font-family-complex="'Arial Unicode MS'" style:font-family-generic-complex="system" style:font-pitch-complex="variable" style:font-size-complex="12pt" style:font-style-complex="italic" style:font-weight-complex="normal" fo:hyphenate="false" fo:hyphenation-remain-char-count="2" fo:hyphenation-push-char-count="2" loext:hyphenation-no-caps="false"/>
    </style:style>
    <style:style style:name="Standard_20__28_user_29_" style:display-name="Standard (user)" style:family="paragraph" style:default-outline-level="">
      <style:paragraph-properties fo:orphans="0" fo:widows="0" fo:hyphenation-ladder-count="no-limit">
        <style:tab-stops>
          <style:tab-stop style:position="0.5in"/>
        </style:tab-stops>
      </style:paragraph-properties>
      <style:text-properties style:use-window-font-color="true" loext:opacity="0%" style:font-name="Thorndale" fo:font-family="Thorndale" style:font-family-generic="roman" style:font-pitch="variable" fo:font-size="12pt" fo:language="en" fo:country="GB" style:font-name-asian="FZSongTi" style:font-family-asian="FZSongTi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ibetan_20_Instructions" style:display-name="Tibetan Instructions" style:family="paragraph" style:parent-style-name="Tibetan">
      <style:text-properties fo:font-size="28pt" style:font-size-asian="28pt" style:font-size-complex="22pt" style:language-complex="bo" style:country-complex="IN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WW_5f_CharLFO5LVL1" style:display-name="WW_CharLFO5LVL1" style:family="text">
      <style:text-properties style:use-window-font-color="true" loext:opacity="0%" style:font-name="Century1" fo:font-family="Century" style:font-family-generic="roman" style:font-pitch="variable" fo:font-size="8pt" fo:font-style="normal" fo:font-weight="normal" style:font-size-asian="8pt" style:font-style-asian="normal" style:font-weight-asian="normal"/>
    </style:style>
    <style:style style:name="WW_5f_CharLFO5LVL2" style:display-name="WW_CharLFO5LVL2" style:family="text">
      <style:text-properties fo:font-variant="normal" fo:text-transform="none" style:use-window-font-color="true" loext:opacity="0%" style:font-name="Century1" fo:font-family="Century" style:font-family-generic="roman" style:font-pitch="variable" fo:font-size="16pt" fo:font-style="normal" style:text-underline-style="none" fo:font-weight="normal" style:font-size-asian="16pt" style:font-style-asian="normal" style:font-weight-asian="normal"/>
    </style:style>
    <style:style style:name="WW_5f_CharLFO5LVL3" style:display-name="WW_CharLFO5LVL3" style:family="text">
      <style:text-properties fo:font-variant="normal" fo:text-transform="none" style:font-name="Century1" fo:font-family="Century" style:font-family-generic="roman" style:font-pitch="variable" fo:font-size="16pt" fo:font-style="normal" fo:font-weight="normal" style:font-size-asian="16pt" style:font-style-asian="normal" style:font-weight-asian="normal"/>
    </style:style>
    <style:style style:name="WW_5f_CharLFO5LVL4" style:display-name="WW_CharLFO5LVL4" style:family="text">
      <style:text-properties style:font-name="Century1" fo:font-family="Century" style:font-family-generic="roman" style:font-pitch="variable" fo:font-size="14pt" fo:font-style="normal" fo:font-weight="normal" style:font-size-asian="14pt" style:font-style-asian="normal" style:font-weight-asian="normal"/>
    </style:style>
    <style:style style:name="WW_5f_CharLFO5LVL5" style:display-name="WW_CharLFO5LVL5" style:family="text">
      <style:text-properties style:font-name="Century1" fo:font-family="Century" style:font-family-generic="roman" style:font-pitch="variable" fo:font-size="14pt" fo:font-style="normal" fo:font-weight="normal" style:font-size-asian="14pt" style:font-style-asian="normal" style:font-weight-asian="normal"/>
    </style:style>
    <style:style style:name="WW_5f_CharLFO5LVL6" style:display-name="WW_CharLFO5LVL6" style:family="text">
      <style:text-properties style:font-name="Century1" fo:font-family="Century" style:font-family-generic="roman" style:font-pitch="variable" fo:font-size="14pt" style:font-size-asian="14pt"/>
    </style:style>
    <style:style style:name="WW_5f_CharLFO5LVL7" style:display-name="WW_CharLFO5LVL7" style:family="text">
      <style:text-properties style:font-name="Century1" fo:font-family="Century" style:font-family-generic="roman" style:font-pitch="variable" fo:font-size="14pt" style:text-underline-style="none" style:font-size-asian="14pt"/>
    </style:style>
    <style:style style:name="Police_20_par_20_défaut" style:display-name="Police par défaut" style:family="text"/>
    <style:style style:name="Paragraphe_20_de_20_liste_20_Car" style:display-name="Paragraphe de liste Car" style:family="text" style:parent-style-name="Police_20_par_20_défaut"/>
    <style:style style:name="Milieu_20_Paragraphe_20_Car" style:display-name="Milieu Paragraphe Car" style:family="text" style:parent-style-name="Paragraphe_20_de_20_liste_20_Car">
      <style:text-properties style:font-name="Century1" fo:font-family="Century" style:font-family-generic="roman" style:font-pitch="variable" fo:font-size="12pt" style:font-size-asian="12pt" style:font-size-complex="12pt"/>
    </style:style>
    <style:style style:name="PECHAS_20_NUM_20_Car" style:display-name="PECHAS NUM Car" style:family="text" style:parent-style-name="Milieu_20_Paragraphe_20_Car">
      <style:text-properties style:font-name="Century1" fo:font-family="Century" style:font-family-generic="roman" style:font-pitch="variable" fo:font-size="12pt" fo:font-weight="bold" style:font-size-asian="12pt" style:font-weight-asian="bold" style:font-size-complex="12pt"/>
    </style:style>
    <style:style style:name="Titre_20_4_20_Car" style:display-name="Titre 4 Car" style:family="text" style:parent-style-name="Police_20_par_20_défaut">
      <style:text-properties fo:color="#2e74b5" loext:opacity="100%" style:font-name="Calibri Light" fo:font-family="'Calibri Light'" style:font-family-generic="swiss" style:font-pitch="variable" fo:font-size="12pt" fo:font-style="italic" style:font-name-asian="Times New Roman1" style:font-family-asian="'Times New Roman'" style:font-family-generic-asian="roman" style:font-pitch-asian="variable" style:font-size-asian="12pt" style:language-asian="fr" style:country-asian="FR" style:font-style-asian="italic" style:font-name-complex="Microsoft Himalaya" style:font-family-complex="'Microsoft Himalaya'" style:font-family-generic-complex="system" style:font-pitch-complex="variable" style:font-style-complex="italic"/>
    </style:style>
    <style:style style:name="_31_._20_Titre_20_Car" style:display-name="1. Titre Car" style:family="text" style:parent-style-name="Titre_20_4_20_Car">
      <style:text-properties fo:color="#2e74b5" loext:opacity="100%" style:font-name="Century1" fo:font-family="Century" style:font-family-generic="roman" style:font-pitch="variable" fo:font-size="16pt" fo:font-style="normal" fo:font-weight="bold" style:font-name-asian="Times New Roman1" style:font-family-asian="'Times New Roman'" style:font-family-generic-asian="roman" style:font-pitch-asian="variable" style:font-size-asian="16pt" style:language-asian="fr" style:country-asian="FR" style:font-style-asian="normal" style:font-weight-asian="bold" style:font-name-complex="Microsoft Himalaya" style:font-family-complex="'Microsoft Himalaya'" style:font-family-generic-complex="system" style:font-pitch-complex="variable" style:font-style-complex="italic" style:font-weight-complex="bold"/>
    </style:style>
    <style:style style:name="_31_.1._20_SOUS_20_TITRE_20_Car" style:display-name="1.1. SOUS TITRE Car" style:family="text" style:parent-style-name="_31_._20_Titre_20_Car">
      <style:text-properties fo:text-transform="uppercase" fo:color="#2e74b5" loext:opacity="100%" style:font-name="Century1" fo:font-family="Century" style:font-family-generic="roman" style:font-pitch="variable" fo:font-size="14pt" fo:font-style="normal" fo:font-weight="normal" style:font-name-asian="Times New Roman1" style:font-family-asian="'Times New Roman'" style:font-family-generic-asian="roman" style:font-pitch-asian="variable" style:font-size-asian="14pt" style:language-asian="fr" style:country-asian="FR" style:font-style-asian="normal" style:font-weight-asian="normal" style:font-name-complex="Microsoft Himalaya" style:font-family-complex="'Microsoft Himalaya'" style:font-family-generic-complex="system" style:font-pitch-complex="variable" style:font-size-complex="14pt" style:font-style-complex="normal" style:font-weight-complex="bold"/>
    </style:style>
    <style:style style:name="PECHAS_20_NUM_20_TITLE_20_Car" style:display-name="PECHAS NUM TITLE Car" style:family="text" style:parent-style-name="_31_.1._20_SOUS_20_TITRE_20_Car">
      <style:text-properties fo:text-transform="uppercase" fo:color="#000000" loext:opacity="100%" style:font-name="Century1" fo:font-family="Century" style:font-family-generic="roman" style:font-pitch="variable" fo:font-size="12pt" fo:font-style="normal" fo:font-weight="normal" style:font-name-asian="Times New Roman1" style:font-family-asian="'Times New Roman'" style:font-family-generic-asian="roman" style:font-pitch-asian="variable" style:font-size-asian="12pt" style:language-asian="fr" style:country-asian="FR" style:font-style-asian="normal" style:font-weight-asian="normal" style:font-name-complex="Microsoft Himalaya" style:font-family-complex="'Microsoft Himalaya'" style:font-family-generic-complex="system" style:font-pitch-complex="variable" style:font-size-complex="11pt" style:font-style-complex="normal" style:font-weight-complex="norma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ListLabel_20_2" style:display-name="ListLabel 2" style:family="text">
      <style:text-properties style:use-window-font-color="true" loext:opacity="0%" style:font-name="Berlin Sans FB" fo:font-family="'Berlin Sans FB'" style:font-family-generic="roman" style:font-pitch="variable" fo:font-size="8pt" fo:font-style="normal" fo:font-weight="normal" style:font-size-asian="8pt" style:font-style-asian="normal" style:font-weight-asian="normal"/>
    </style:style>
    <style:style style:name="ListLabel_20_3" style:display-name="ListLabel 3" style:family="text">
      <style:text-properties fo:text-transform="uppercase" style:use-window-font-color="true" loext:opacity="0%" fo:font-size="16pt" fo:font-style="normal" style:text-underline-style="none" fo:font-weight="normal" style:font-size-asian="16pt" style:font-style-asian="normal" style:font-weight-asian="normal"/>
    </style:style>
    <style:style style:name="ListLabel_20_4" style:display-name="ListLabel 4" style:family="text">
      <style:text-properties fo:font-variant="normal" fo:text-transform="none" fo:font-size="16pt" fo:font-style="normal" fo:font-weight="normal" style:font-size-asian="16pt" style:font-style-asian="normal" style:font-weight-asian="normal"/>
    </style:style>
    <style:style style:name="ListLabel_20_5" style:display-name="ListLabel 5" style:family="text">
      <style:text-properties fo:font-size="14pt" fo:font-style="normal" fo:font-weight="normal" style:font-size-asian="14pt" style:font-style-asian="normal" style:font-weight-asian="normal"/>
    </style:style>
    <style:style style:name="ListLabel_20_6" style:display-name="ListLabel 6" style:family="text">
      <style:text-properties fo:font-size="14pt" fo:font-style="normal" fo:font-weight="normal" style:font-size-asian="14pt" style:font-style-asian="normal" style:font-weight-asian="normal"/>
    </style:style>
    <style:style style:name="ListLabel_20_7" style:display-name="ListLabel 7" style:family="text">
      <style:text-properties fo:font-size="14pt" style:font-size-asian="14pt"/>
    </style:style>
    <style:style style:name="ListLabel_20_8" style:display-name="ListLabel 8" style:family="text">
      <style:text-properties fo:font-size="14pt" style:font-size-asian="14pt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MOBI">
      <text:list-level-style-number text:level="1" text:style-name="WW_5f_CharLFO5LVL1" style:num-format="">
        <style:list-level-properties text:list-level-position-and-space-mode="label-alignment">
          <style:list-level-label-alignment text:label-followed-by="nothing" fo:text-indent="-0.3937in" fo:margin-left="0.3937in"/>
        </style:list-level-properties>
      </text:list-level-style-number>
      <text:list-level-style-number text:level="2" text:style-name="WW_5f_CharLFO5LVL2" style:num-format="I">
        <style:list-level-properties text:list-level-position-and-space-mode="label-alignment">
          <style:list-level-label-alignment text:label-followed-by="listtab" fo:text-indent="-0.3937in" fo:margin-left="0.3937in"/>
        </style:list-level-properties>
      </text:list-level-style-number>
      <text:list-level-style-number text:level="3" text:style-name="WW_5f_CharLFO5LVL3" style:num-suffix="." style:num-format="1">
        <style:list-level-properties text:list-level-position-and-space-mode="label-alignment">
          <style:list-level-label-alignment text:label-followed-by="listtab" fo:text-indent="-0.3937in" fo:margin-left="0.3937in"/>
        </style:list-level-properties>
      </text:list-level-style-number>
      <text:list-level-style-number text:level="4" text:style-name="WW_5f_CharLFO5LVL4" style:num-suffix="." style:num-format="1" text:display-levels="4">
        <style:list-level-properties text:list-level-position-and-space-mode="label-alignment">
          <style:list-level-label-alignment text:label-followed-by="listtab" fo:text-indent="-0.3937in" fo:margin-left="0.3937in"/>
        </style:list-level-properties>
      </text:list-level-style-number>
      <text:list-level-style-number text:level="5" text:style-name="WW_5f_CharLFO5LVL5" style:num-suffix="." style:num-format="1" text:display-levels="5">
        <style:list-level-properties text:list-level-position-and-space-mode="label-alignment">
          <style:list-level-label-alignment text:label-followed-by="listtab" fo:text-indent="-0.3937in" fo:margin-left="0.3937in"/>
        </style:list-level-properties>
      </text:list-level-style-number>
      <text:list-level-style-number text:level="6" text:style-name="WW_5f_CharLFO5LVL6" style:num-suffix="." style:num-format="1" text:display-levels="6">
        <style:list-level-properties text:list-level-position-and-space-mode="label-alignment">
          <style:list-level-label-alignment text:label-followed-by="listtab" fo:text-indent="-0.3937in" fo:margin-left="0.3937in"/>
        </style:list-level-properties>
      </text:list-level-style-number>
      <text:list-level-style-number text:level="7" text:style-name="WW_5f_CharLFO5LVL7" style:num-suffix="." style:num-format="1" text:display-levels="7">
        <style:list-level-properties text:list-level-position-and-space-mode="label-alignment">
          <style:list-level-label-alignment text:label-followed-by="listtab" fo:text-indent="-0.3937in" fo:margin-left="0.3937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3937in" fo:margin-left="0.3937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0.3937in" fo:margin-left="0.393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3" style:num-suffix="." style:num-format="I">
        <style:list-level-properties text:list-level-position-and-space-mode="label-alignment">
          <style:list-level-label-alignment text:label-followed-by="listtab" fo:text-indent="-0.4925in" fo:margin-left="0.4925in"/>
        </style:list-level-properties>
      </text:list-level-style-number>
      <text:list-level-style-number text:level="3" text:style-name="ListLabel_20_4" style:num-suffix="." style:num-format="1">
        <style:list-level-properties text:list-level-position-and-space-mode="label-alignment">
          <style:list-level-label-alignment text:label-followed-by="listtab" fo:text-indent="-0.4925in" fo:margin-left="0.4925in"/>
        </style:list-level-properties>
      </text:list-level-style-number>
      <text:list-level-style-number text:level="4" text:style-name="ListLabel_20_5" style:num-suffix="." style:num-format="1" text:display-levels="2">
        <style:list-level-properties text:list-level-position-and-space-mode="label-alignment">
          <style:list-level-label-alignment text:label-followed-by="listtab" fo:text-indent="-0.4925in" fo:margin-left="0.4925in"/>
        </style:list-level-properties>
      </text:list-level-style-number>
      <text:list-level-style-number text:level="5" text:style-name="ListLabel_20_6" style:num-suffix="." style:num-format="1" text:display-levels="3">
        <style:list-level-properties text:list-level-position-and-space-mode="label-alignment">
          <style:list-level-label-alignment text:label-followed-by="listtab" fo:text-indent="-0.4925in" fo:margin-left="0.4925in"/>
        </style:list-level-properties>
      </text:list-level-style-number>
      <text:list-level-style-number text:level="6" text:style-name="ListLabel_20_7" style:num-suffix="​" style:num-format="">
        <style:list-level-properties text:list-level-position-and-space-mode="label-alignment">
          <style:list-level-label-alignment text:label-followed-by="listtab" fo:text-indent="-0.4925in" fo:margin-left="0.4925in"/>
        </style:list-level-properties>
      </text:list-level-style-number>
      <text:list-level-style-number text:level="7" text:style-name="ListLabel_20_8" style:num-format="">
        <style:list-level-properties text:list-level-position-and-space-mode="label-alignment">
          <style:list-level-label-alignment text:label-followed-by="nothing" fo:text-indent="-0.4925in" fo:margin-left="0.4925in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0.4925in" fo:margin-left="0.4925in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0.4925in" fo:margin-left="0.4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date-style style:name="N10121" number:language="en" number:country="US">
      <number:day-of-week number:style="long"/>
      <number:text>, </number:text>
      <number:month number:style="long" number:textual="true"/>
      <number:text> </number:text>
      <number:day/>
      <number:text>, y</number:text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1d680d2" officeooo:paragraph-rsid="01d680d2"/>
    </style:style>
    <style:page-layout style:name="Mpm1">
      <style:page-layout-properties fo:page-width="8.5in" fo:page-height="11in" style:num-format="1" style:print-orientation="portrait" fo:margin-top="0.7083in" fo:margin-bottom="0.7083in" fo:margin-left="0.7083in" fo:margin-right="0.708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24T20:47:11.083000000</meta:creation-date>
    <meta:editing-duration>PT2H46M57S</meta:editing-duration>
    <meta:editing-cycles>2</meta:editing-cycles>
    <meta:generator>LibreOffice/7.1.3.2$Windows_X86_64 LibreOffice_project/47f78053abe362b9384784d31a6e56f8511eb1c1</meta:generator>
    <dc:subject>TODO Subject</dc:subject>
    <dc:title>Basic</dc:title>
    <meta:keyword>transcript</meta:keyword>
    <meta:keyword>Tülku Rinpoche</meta:keyword>
    <meta:keyword>chanteloube</meta:keyword>
    <meta:keyword>Vajrakilaya</meta:keyword>
    <meta:keyword>kyerim</meta:keyword>
    <meta:keyword>yidam</meta:keyword>
    <dc:date>2021-07-24T23:44:22.349000000</dc:date>
    <meta:document-statistic meta:table-count="0" meta:image-count="0" meta:object-count="0" meta:page-count="6" meta:paragraph-count="76" meta:word-count="105" meta:character-count="1720" meta:non-whitespace-character-count="1646"/>
    <meta:template xlink:type="simple" xlink:actuate="onRequest" xlink:title="Basic" xlink:href="../../../../../AppData/Roaming/LibreOffice/4/user/template/Basic.ott" meta:date="2021-07-24T20:47:10.817000000"/>
  </office:meta>
</office:document-meta>
</file>